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ank Mono" svg:font-family="'Dank Mono', 'Operator Mono', Inconsolata, 'Fira Mono', 'SF Mono', Monaco, 'Droid Sans Mono', 'Source Code Pr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consolas" svg:font-family="consolas, 'lucida console', 'courier new', 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9ca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cd0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7eefc" officeooo:paragraph-rsid="0017eef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ae123" officeooo:paragraph-rsid="001ae123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1a1a" loext:opacity="100%" style:font-name="Dank Mono" fo:font-size="12pt" fo:letter-spacing="normal" fo:font-style="normal" fo:font-weight="normal" officeooo:rsid="001bcd07" officeooo:paragraph-rsid="001bcd07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bcd07" officeooo:paragraph-rsid="001bcd07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fa51a" officeooo:paragraph-rsid="001fa51a"/>
    </style:style>
    <style:style style:name="T1" style:family="text">
      <style:text-properties fo:font-variant="normal" fo:text-transform="none" fo:color="#1a1a1a" loext:opacity="100%" style:font-name="Dank Mono" fo:font-size="12pt" fo:letter-spacing="normal" fo:font-style="normal" fo:font-weight="normal"/>
    </style:style>
    <style:style style:name="T2" style:family="text">
      <style:text-properties fo:font-variant="normal" fo:text-transform="none" fo:color="#1a1a1a" loext:opacity="100%" style:font-name="Dank Mono" fo:font-size="12pt" fo:letter-spacing="normal" fo:font-style="normal" fo:font-weight="normal" officeooo:rsid="001ae123"/>
    </style:style>
    <style:style style:name="T3" style:family="text">
      <style:text-properties fo:font-variant="normal" fo:text-transform="none" fo:color="#1a1a1a" loext:opacity="100%" style:font-name="Dank Mono" fo:font-size="12pt" fo:letter-spacing="normal" fo:font-style="normal" fo:font-weight="normal" officeooo:rsid="001bcd07"/>
    </style:style>
    <style:style style:name="T4" style:family="text">
      <style:text-properties fo:font-variant="normal" fo:text-transform="none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202124" loext:opacity="100%" style:font-name="consolas" fo:font-size="9pt" fo:letter-spacing="normal" fo:font-style="normal" fo:font-weight="normal"/>
    </style:style>
    <style:style style:name="T6" style:family="text">
      <style:text-properties fo:font-variant="normal" fo:text-transform="none" fo:color="#202124" loext:opacity="100%" style:font-name="consolas" fo:font-size="9pt" fo:letter-spacing="normal" fo:font-style="normal" fo:font-weight="bold" style:font-weight-asian="bold" style:font-weight-complex="bold"/>
    </style:style>
    <style:style style:name="T7" style:family="text">
      <style:text-properties officeooo:rsid="00199cad"/>
    </style:style>
    <style:style style:name="T8" style:family="text">
      <style:text-properties officeooo:rsid="001ae123"/>
    </style:style>
    <style:style style:name="T9" style:family="text">
      <style:text-properties officeooo:rsid="001bcd07"/>
    </style:style>
    <style:style style:name="T10" style:family="text">
      <style:text-properties officeooo:rsid="001d6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hor : icon</text:p>
      <text:p text:style-name="P1"><text:span text:style-name="T7">color : </text:span><text:span text:style-name="T1">#2c98f0</text:span> <text:s/><text:span text:style-name="T7">for icons log + color text ffffff <text:s text:c="2"/></text:span></text:p>
      <text:p text:style-name="P1"/>
      <text:p text:style-name="P1"><text:span text:style-name="T1">background-color:#4da7de</text:span> </text:p>
      <text:p text:style-name="P1"/>
      <text:p text:style-name="P1"><text:span text:style-name="T1">color:#0969da</text:span> </text:p>
      <text:p text:style-name="P1"/>
      <text:p text:style-name="P1"><text:span text:style-name="T4">font-family</text:span><text:span text:style-name="T5">: </text:span><text:span text:style-name="T6">Roboto</text:span><text:span text:style-name="T5">,sans-serif;</text:span> </text:p>
      <text:p text:style-name="P1"><text:span text:style-name="T1">font-family:Roboto line-height:26.08px margin:0px 0px 30px</text:span> </text:p>
      <text:p text:style-name="P1"/>
      <text:p text:style-name="P1"><text:span text:style-name="T1">&lt;</text:span><text:span text:style-name="T2">strong&gt; </text:span><text:span text:style-name="T1">color:#232323 display:inline font-size:40px font-weight:700 line-height:50px </text:span>: <text:span text:style-name="T8">titre doan van</text:span></text:p>
      <text:p text:style-name="P1"/>
      <text:p text:style-name="P4">text / post : 16px</text:p>
      <text:p text:style-name="P4">text/hotnew : 14px , img tao box noi</text:p>
      <text:p text:style-name="P4"/>
      <text:p text:style-name="P2"><text:span text:style-name="T9">first article : title font size <text:s/>24 <text:s/>subtitle 14px (</text:span><text:span text:style-name="T1">color:#9b9b9b</text:span><text:span text:style-name="T3"> , no italic)</text:span><text:span text:style-name="T9"> <text:s/>robotto</text:span></text:p>
      <text:p text:style-name="P2"><text:tab/><text:tab/><text:span text:style-name="T9">photo : 375 / 769 px <text:s text:c="2"/></text:span><text:span text:style-name="T10">(375x195px)</text:span></text:p>
      <text:p text:style-name="P2"><text:tab/><text:tab/><text:span text:style-name="T9">margin : 20px</text:span></text:p>
      <text:p text:style-name="P2"/>
      <text:p text:style-name="P2"><text:span text:style-name="T3">container main : </text:span><text:span text:style-name="T1">color:#444444</text:span></text:p>
      <text:p text:style-name="P5">container article ou bar : fffffff</text:p>
      <text:p text:style-name="P2"><text:s/></text:p>
      <text:p text:style-name="P6"><text:a xlink:type="simple" xlink:href="https://tintran.org/cuoc-song/qua-tang-cuoc-song" text:style-name="Internet_20_link" text:visited-style-name="Visited_20_Internet_20_Link">https://tintran.org/cuoc-song/qua-tang-cuoc-song</text:a> </text:p>
      <text:p text:style-name="P6"/>
      <text:p text:style-name="P7">ourBlogSpo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ank Mono" svg:font-family="'Dank Mono', 'Operator Mono', Inconsolata, 'Fira Mono', 'SF Mono', Monaco, 'Droid Sans Mono', 'Source Code Pr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consolas" svg:font-family="consolas, 'lucida console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09:59:38.171000000</meta:creation-date>
    <dc:date>2022-09-23T15:56:59.719000000</dc:date>
    <meta:editing-duration>PT28M48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7" meta:word-count="81" meta:character-count="615" meta:non-whitespace-character-count="531"/>
  </office:meta>
</office:document-meta>
</file>